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8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&gt; <text:s/>C3, C8, C9, C12, C22, C4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909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192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2, C6, C11, C17, C110, C1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085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C1, C7, C10, C14, C18, C20, C24, C48, C51-C55, C84, C85, C87-C89, C93, C95-C99, C102, C105-C108, C112, C116-C118, C123, C125, C1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00-1-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&gt; <text:s/>C13, C15, C16, C19, 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009-1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C2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3375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2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1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C39, C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0.0JR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43, C4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1R8CB8NNNC.jsp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4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222JB8NNNC.jsp</text:p>
          </table:table-cell>
          <table:table-cell office:value-type="string" calcext:value-type="string">
            <text:p><text:s/>1276-1987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4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1276-653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4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330JB8NNNC.jsp</text:p>
          </table:table-cell>
          <table:table-cell office:value-type="string" calcext:value-type="string">
            <text:p>1276-1070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5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470JB8NNNC.jsp</text:p>
          </table:table-cell>
          <table:table-cell office:value-type="string" calcext:value-type="string">
            <text:p>1276-1037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C56-C66, C71, C72, C77, C79, C10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A475KQ8NNNC.jsp</text:p>
          </table:table-cell>
          <table:table-cell office:value-type="string" calcext:value-type="string">
            <text:p>1276-1045-1-ND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gt; <text:s/>C67-C70, C73-C76, C78, C8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474KA8NFNC.jsp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C91, C10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C060CB8NNNC.jsp</text:p>
          </table:table-cell>
          <table:table-cell office:value-type="string" calcext:value-type="string">
            <text:p>1276-2133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92, C10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6/12/01/Data%20sheet_CL10C100JB8NNNC.pdf</text:p>
          </table:table-cell>
          <table:table-cell office:value-type="string" calcext:value-type="string">
            <text:p>1276-102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90, C94, C103, C104, C1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105KP8NNNC.pd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C113-C115, C119-C121, C12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gt; <text:s/>CA1-CA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334KO8NNNC.pdf</text:p>
          </table:table-cell>
          <table:table-cell office:value-type="string" calcext:value-type="string">
            <text:p>1276-2048-1-N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160-1468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2032-1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69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BLM21PG221SN1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H1-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_ISO14580_Pad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TR-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s/>311-1.00KHRCT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R21-R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<text:s/>311-100HR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U9</text:p>
          </table:table-cell>
          <table:table-cell office:value-type="string" calcext:value-type="string">
            <text:p>OMEGA_2</text:p>
          </table:table-cell>
          <table:table-cell office:value-type="string" calcext:value-type="string">
            <text:p>OMEGA2_:OMEGA2_PADS</text:p>
          </table:table-cell>
          <table:table-cell office:value-type="string" calcext:value-type="string">
            <text:p>https://docs.onion.io/omega2-docs/omega2.html</text:p>
          </table:table-cell>
          <table:table-cell office:value-type="string" calcext:value-type="string">
            <text:p>2070-OM-O2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4:42.258953157</meta:creation-date>
    <dc:date>2019-06-05T15:47:50.656608807</dc:date>
    <meta:editing-duration>PT3M9S</meta:editing-duration>
    <meta:editing-cycles>1</meta:editing-cycles>
    <meta:document-statistic meta:table-count="1" meta:cell-count="394" meta:object-count="0"/>
    <meta:generator>LibreOffice/6.0.7.3$Linux_X86_64 LibreOffice_project/00m0$Build-3</meta:generator>
  </office:meta>
</office:document-meta>
</file>